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fo:font-size="10.5pt" style:font-size-asian="9.14999961853027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6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2756" fo:background-color="transparent" style:font-size-asian="10.5pt" style:font-weight-asian="bold" style:font-size-complex="10.5pt" style:font-weight-complex="bold"/>
    </style:style>
    <style:style style:name="P17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8" style:family="paragraph" style:parent-style-name="Frame_20_contents">
      <style:text-properties style:font-name="Arial" fo:font-size="10.5pt" officeooo:paragraph-rsid="00202756" style:font-size-asian="10.5pt" style:font-size-complex="10.5pt"/>
    </style:style>
    <style:style style:name="P19" style:family="paragraph" style:parent-style-name="Frame_20_contents">
      <style:text-properties fo:color="#ce181e" style:font-name="Arial" fo:font-size="10.5pt" officeooo:rsid="002cf8be" officeooo:paragraph-rsid="00202756" fo:background-color="#fff200" style:font-size-asian="10.5pt" style:font-size-complex="10.5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style:use-window-font-color="true" officeooo:rsid="00406370" fo:background-color="transparent" loext:char-shading-value="0"/>
    </style:style>
    <style:style style:name="T11" style:family="text">
      <style:text-properties officeooo:rsid="0022109e"/>
    </style:style>
    <style:style style:name="T12" style:family="text">
      <style:text-properties officeooo:rsid="00406370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0"><text:span text:style-name="T13">do text</text:span></text:p><text:p text:style-name="P20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><draw:frame draw:style-name="fr2" draw:name="Cadre1" text:anchor-type="paragraph" svg:x="7.906cm" svg:y="0.268cm" svg:width="9.1cm" svg:height="2.782cm" draw:z-index="1"><draw:text-box><text:p text:style-name="P18">S<text:span text:style-name="T11">PW - </text:span>Département d<text:span text:style-name="T12">u développement économique</text:span> - Direction <text:span text:style-name="T10">des implantations commerciales</text:span></text:p><text:p text:style-name="P19">ADRESSE</text:p><text:p text:style-name="P16">RECOMMANDÉ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">Transmission de la décision du Collège communal</text:p>
      <text:p text:style-name="P4"/>
      <text:p text:style-name="P15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7"><office:annotation><dc:creator>Gauthier Bastien</dc:creator><dc:date>2011-01-13T14:56:41</dc:date><text:p text:style-name="P20"><text:span text:style-name="T16">do text</text:span></text:p><text:p text:style-name="P20"><text:span text:style-name="T16">from document(at=reference, format='odt')</text:span></text:p></office:annotation>Import depuis reference.odt</text:p>
      <text:p text:style-name="P12"/>
      <text:p text:style-name="P7"><office:annotation><dc:creator>Gauthier Bastien</dc:creator><dc:date>2011-02-16T16:12:24</dc:date><text:p text:style-name="P20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3"/>
      <text:p text:style-name="P9"><text:span text:style-name="T8">Monsieur le Fonctionnaire des implantations commerciales</text:span>,</text:p>
      <text:p text:style-name="P8"/>
      <text:p text:style-name="P8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8"/>
      <text:p text:style-name="P17">Nous vous en souhaitons bonne réception et nous vous prions d'agréer, <text:span text:style-name="T8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20"><text:span text:style-name="T13">do text</text:span></text:p><text:p text:style-name="P20"><text:span text:style-name="T13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4:21:04.058918276</dc:date>
    <dc:language>fr-FR</dc:language>
    <meta:editing-cycles>163</meta:editing-cycles>
    <meta:editing-duration>P2DT5H28M56S</meta:editing-duration>
    <dc:creator>bleybaert</dc:creator>
    <meta:document-statistic meta:table-count="0" meta:image-count="0" meta:object-count="0" meta:page-count="1" meta:paragraph-count="16" meta:word-count="129" meta:character-count="1034" meta:non-whitespace-character-count="940"/>
    <meta:user-defined meta:name="Info 1"/>
    <meta:user-defined meta:name="Info 2"/>
    <meta:user-defined meta:name="Info 3"/>
    <meta:user-defined meta:name="Info 4"/>
  </office:meta>
</office:document-meta>
</file>